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 table:number-rows-repeated="3157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.00.0000</text:date>, <text:time style:data-style-name="N2" text:time-value="16:30:23.0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9-02-22T17:54:53.845000000</dc:date>
    <meta:editing-cycles>257</meta:editing-cycles>
    <meta:editing-duration>P12DT6H12M37S</meta:editing-duration>
    <meta:document-statistic meta:table-count="3" meta:cell-count="2517" meta:object-count="0"/>
    <meta:user-defined meta:name="Info 1"/>
    <meta:user-defined meta:name="Info 2"/>
    <meta:user-defined meta:name="Info 3"/>
    <meta:user-defined meta:name="Info 4"/>
  </office:meta>
</office:document-meta>
</file>